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officeooo:rsid="00110b5e" officeooo:paragraph-rsid="00110b5e" style:font-size-asian="24pt" style:font-size-complex="24pt"/>
    </style:style>
    <style:style style:name="P2" style:family="paragraph" style:parent-style-name="Standard">
      <style:paragraph-properties fo:text-align="justify" style:justify-single-word="false"/>
      <style:text-properties fo:font-size="14pt" officeooo:rsid="00110b5e" officeooo:paragraph-rsid="00110b5e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officeooo:rsid="00111224" officeooo:paragraph-rsid="00111224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fo:font-size="14pt" officeooo:rsid="0011f94b" officeooo:paragraph-rsid="0011f94b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fo:font-size="14pt" officeooo:rsid="0013b506" officeooo:paragraph-rsid="0013b506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fo:font-size="14pt" officeooo:rsid="00142c99" officeooo:paragraph-rsid="00142c99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fo:font-size="14pt" officeooo:rsid="00142c99" officeooo:paragraph-rsid="001532d2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fo:font-size="14pt" officeooo:rsid="001576e6" officeooo:paragraph-rsid="001576e6" style:font-size-asian="14pt" style:font-size-complex="14pt"/>
    </style:style>
    <style:style style:name="P9" style:family="paragraph" style:parent-style-name="Standard">
      <style:paragraph-properties fo:text-align="justify" style:justify-single-word="false"/>
      <style:text-properties fo:font-size="14pt" officeooo:rsid="0015af35" officeooo:paragraph-rsid="0015af35" style:font-size-asian="14pt" style:font-size-complex="14pt"/>
    </style:style>
    <style:style style:name="P10" style:family="paragraph" style:parent-style-name="Standard">
      <style:paragraph-properties fo:text-align="justify" style:justify-single-word="false"/>
      <style:text-properties fo:font-size="14pt" officeooo:rsid="0015af35" officeooo:paragraph-rsid="0017ff98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fo:font-size="14pt" officeooo:rsid="0015af35" officeooo:paragraph-rsid="00192303" style:font-size-asian="14pt" style:font-size-complex="14pt"/>
    </style:style>
    <style:style style:name="P12" style:family="paragraph" style:parent-style-name="Standard">
      <style:paragraph-properties fo:text-align="justify" style:justify-single-word="false"/>
      <style:text-properties fo:font-size="14pt" officeooo:rsid="0015af35" officeooo:paragraph-rsid="001b5063" style:font-size-asian="14pt" style:font-size-complex="14pt"/>
    </style:style>
    <style:style style:name="P13" style:family="paragraph" style:parent-style-name="Standard">
      <style:paragraph-properties fo:text-align="justify" style:justify-single-word="false"/>
      <style:text-properties fo:font-size="14pt" officeooo:rsid="0015af35" officeooo:paragraph-rsid="001d1033" style:font-size-asian="14pt" style:font-size-complex="14pt"/>
    </style:style>
    <style:style style:name="P14" style:family="paragraph" style:parent-style-name="Standard">
      <style:paragraph-properties fo:text-align="justify" style:justify-single-word="false"/>
      <style:text-properties fo:font-size="14pt" officeooo:rsid="0015af35" officeooo:paragraph-rsid="0030b168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fo:font-size="14pt" officeooo:rsid="00171392" officeooo:paragraph-rsid="00171392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fo:font-size="14pt" officeooo:rsid="0020edcf" officeooo:paragraph-rsid="0020edcf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fo:font-size="14pt" officeooo:rsid="0022c725" officeooo:paragraph-rsid="0022c725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fo:font-size="14pt" officeooo:rsid="0023bf33" officeooo:paragraph-rsid="0023bf33" style:font-size-asian="14pt" style:font-size-complex="14pt"/>
    </style:style>
    <style:style style:name="P19" style:family="paragraph" style:parent-style-name="Standard">
      <style:paragraph-properties fo:text-align="justify" style:justify-single-word="false"/>
      <style:text-properties fo:font-size="14pt" officeooo:rsid="00270e7b" officeooo:paragraph-rsid="00270e7b" style:font-size-asian="14pt" style:font-size-complex="14pt"/>
    </style:style>
    <style:style style:name="P20" style:family="paragraph" style:parent-style-name="Standard">
      <style:paragraph-properties fo:text-align="justify" style:justify-single-word="false"/>
      <style:text-properties officeooo:paragraph-rsid="00142c99"/>
    </style:style>
    <style:style style:name="P21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fo:font-size="14pt" officeooo:rsid="00270e7b" officeooo:paragraph-rsid="00270e7b" style:font-size-asian="14pt" style:font-size-complex="14pt"/>
    </style:style>
    <style:style style:name="P22" style:family="paragraph" style:parent-style-name="Text_20_body">
      <style:text-properties officeooo:paragraph-rsid="0043c8d6"/>
    </style:style>
    <style:style style:name="P23" style:family="paragraph" style:parent-style-name="Text_20_body">
      <style:text-properties officeooo:rsid="0043c8d6" officeooo:paragraph-rsid="0043c8d6"/>
    </style:style>
    <style:style style:name="P24" style:family="paragraph" style:parent-style-name="Standard" style:list-style-name="L1">
      <style:paragraph-properties fo:text-align="justify" style:justify-single-word="false"/>
      <style:text-properties fo:font-size="14pt" officeooo:rsid="00111224" officeooo:paragraph-rsid="00111224" style:font-size-asian="14pt" style:font-size-complex="14pt"/>
    </style:style>
    <style:style style:name="P25" style:family="paragraph" style:parent-style-name="Standard" style:list-style-name="L2">
      <style:paragraph-properties fo:text-align="justify" style:justify-single-word="false"/>
      <style:text-properties fo:font-size="14pt" officeooo:rsid="00111224" officeooo:paragraph-rsid="00111224" style:font-size-asian="14pt" style:font-size-complex="14pt"/>
    </style:style>
    <style:style style:name="P26" style:family="paragraph" style:parent-style-name="Standard" style:list-style-name="L2">
      <style:paragraph-properties fo:text-align="justify" style:justify-single-word="false"/>
      <style:text-properties fo:font-size="14pt" officeooo:rsid="00111224" officeooo:paragraph-rsid="0035f284" style:font-size-asian="14pt" style:font-size-complex="14pt"/>
    </style:style>
    <style:style style:name="P27" style:family="paragraph" style:parent-style-name="Standard" style:list-style-name="L2">
      <style:paragraph-properties fo:text-align="justify" style:justify-single-word="false"/>
      <style:text-properties fo:font-size="14pt" officeooo:rsid="00111224" officeooo:paragraph-rsid="003a68a9" style:font-size-asian="14pt" style:font-size-complex="14pt"/>
    </style:style>
    <style:style style:name="P28" style:family="paragraph" style:parent-style-name="Standard" style:list-style-name="L1">
      <style:paragraph-properties fo:text-align="justify" style:justify-single-word="false"/>
      <style:text-properties fo:font-size="14pt" officeooo:rsid="003158b8" officeooo:paragraph-rsid="003158b8" style:font-size-asian="14pt" style:font-size-complex="14pt"/>
    </style:style>
    <style:style style:name="P29" style:family="paragraph" style:parent-style-name="Standard" style:list-style-name="L2">
      <style:paragraph-properties fo:text-align="justify" style:justify-single-word="false"/>
      <style:text-properties fo:font-size="14pt" officeooo:rsid="00391d02" officeooo:paragraph-rsid="003a68a9" style:font-size-asian="14pt" style:font-size-complex="14pt"/>
    </style:style>
    <style:style style:name="P30" style:family="paragraph" style:parent-style-name="Standard" style:list-style-name="L3">
      <style:paragraph-properties fo:text-align="justify" style:justify-single-word="false"/>
      <style:text-properties fo:font-size="14pt" officeooo:rsid="0011f94b" officeooo:paragraph-rsid="0011f94b" style:font-size-asian="14pt" style:font-size-complex="14pt"/>
    </style:style>
    <style:style style:name="P31" style:family="paragraph" style:parent-style-name="Heading_20_1">
      <style:text-properties fo:font-size="14pt" officeooo:rsid="00110b5e" style:font-size-asian="14pt" style:font-size-complex="14pt"/>
    </style:style>
    <style:style style:name="P32" style:family="paragraph" style:parent-style-name="Heading_20_1">
      <style:text-properties officeooo:rsid="0043c8d6" officeooo:paragraph-rsid="0043c8d6"/>
    </style:style>
    <style:style style:name="P33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32d2"/>
    </style:style>
    <style:style style:name="T3" style:family="text">
      <style:text-properties officeooo:rsid="0017ff98"/>
    </style:style>
    <style:style style:name="T4" style:family="text">
      <style:text-properties officeooo:rsid="00192303"/>
    </style:style>
    <style:style style:name="T5" style:family="text">
      <style:text-properties officeooo:rsid="001b105f"/>
    </style:style>
    <style:style style:name="T6" style:family="text">
      <style:text-properties officeooo:rsid="001b5063"/>
    </style:style>
    <style:style style:name="T7" style:family="text">
      <style:text-properties officeooo:rsid="002b91ab"/>
    </style:style>
    <style:style style:name="T8" style:family="text">
      <style:text-properties officeooo:rsid="00324f7b"/>
    </style:style>
    <style:style style:name="T9" style:family="text">
      <style:text-properties officeooo:rsid="0035f284"/>
    </style:style>
    <style:style style:name="T10" style:family="text">
      <style:text-properties officeooo:rsid="00368eed"/>
    </style:style>
    <style:style style:name="T11" style:family="text">
      <style:text-properties officeooo:rsid="00387489"/>
    </style:style>
    <style:style style:name="T12" style:family="text">
      <style:text-properties officeooo:rsid="003c2711"/>
    </style:style>
    <style:style style:name="T13" style:family="text">
      <style:text-properties officeooo:rsid="0045bf69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PlncPRO User Manual</text:p>
      <text:p text:style-name="P1"/>
      <text:p text:style-name="P1"/>
      <text:h text:style-name="P31" text:outline-level="1"/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Contents</text:p>
          </text:index-title>
          <text:p text:style-name="P33"><text:a xlink:type="simple" xlink:href="#__RefHeading__222_546753682" text:style-name="Index_20_Link" text:visited-style-name="Index_20_Link">Essential requirements<text:tab/>2</text:a></text:p>
          <text:p text:style-name="P33"><text:a xlink:type="simple" xlink:href="#__RefHeading__224_546753682" text:style-name="Index_20_Link" text:visited-style-name="Index_20_Link">Setup<text:tab/>2</text:a></text:p>
          <text:p text:style-name="P33"><text:a xlink:type="simple" xlink:href="#__RefHeading__226_546753682" text:style-name="Index_20_Link" text:visited-style-name="Index_20_Link">Usage and examples<text:tab/>3</text:a></text:p>
          <text:p text:style-name="P33"><text:a xlink:type="simple" xlink:href="#__RefHeading__614_303452458" text:style-name="Index_20_Link" text:visited-style-name="Index_20_Link">How to interpret output<text:tab/>6</text:a></text:p>
          <text:p text:style-name="P33"><text:a xlink:type="simple" xlink:href="#__RefHeading__228_546753682" text:style-name="Index_20_Link" text:visited-style-name="Index_20_Link">Description of files<text:tab/>7</text:a></text:p>
          <text:p text:style-name="P33"><text:a xlink:type="simple" xlink:href="#__RefHeading__652_892027804" text:style-name="Index_20_Link" text:visited-style-name="Index_20_Link">Contact<text:tab/>8</text:a></text:p>
          <text:p text:style-name="P33"><text:a xlink:type="simple" xlink:href="#__RefHeading__116_546753682" text:style-name="Index_20_Link" text:visited-style-name="Index_20_Link">Terms of Use<text:tab/>8</text:a></text:p>
        </text:index-body>
      </text:table-of-content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bookmark-start text:name="__RefHeading__222_546753682"/><text:soft-page-break/>Essential requirements<text:bookmark-end text:name="__RefHeading__222_546753682"/></text:h>
      <text:p text:style-name="P3"/>
      <text:list xml:id="list459655063133239865" text:style-name="L1">
        <text:list-item>
          <text:p text:style-name="P24">Operating System</text:p>
          <text:list>
            <text:list-item>
              <text:p text:style-name="P24">Linux based</text:p>
            </text:list-item>
          </text:list>
        </text:list-item>
        <text:list-item>
          <text:p text:style-name="P24">Software requirements</text:p>
          <text:list>
            <text:list-item>
              <text:p text:style-name="P24"><text:a xlink:type="simple" xlink:href="https://www.python.org/download/releases/2.7/" text:style-name="Internet_20_link" text:visited-style-name="Visited_20_Internet_20_Link">Python 2.7</text:a></text:p>
            </text:list-item>
            <text:list-item>
              <text:p text:style-name="P24"><text:a xlink:type="simple" xlink:href="https://blast.ncbi.nlm.nih.gov/Blast.cgi?PAGE_TYPE=BlastDocs&amp;DOC_TYPE=Download" text:style-name="Internet_20_link" text:visited-style-name="Visited_20_Internet_20_Link">NCBI BLAST</text:a></text:p>
            </text:list-item>
            <text:list-item>
              <text:p text:style-name="P24">framefinder(part of Estate package;provided with plncpro)</text:p>
            </text:list-item>
            <text:list-item>
              <text:p text:style-name="P24">GNU C Library (glibc 2.12 or higher)</text:p>
            </text:list-item>
          </text:list>
        </text:list-item>
        <text:list-item>
          <text:p text:style-name="P24">Additional python modules</text:p>
          <text:list>
            <text:list-item>
              <text:p text:style-name="P28"><text:a xlink:type="simple" xlink:href="https://pypi.python.org/pypi/regex/" text:style-name="Internet_20_link" text:visited-style-name="Visited_20_Internet_20_Link">Regex</text:a></text:p>
            </text:list-item>
            <text:list-item>
              <text:p text:style-name="P24"><text:a xlink:type="simple" xlink:href="http://www.numpy.org/" text:style-name="Internet_20_link" text:visited-style-name="Visited_20_Internet_20_Link">NumPy</text:a></text:p>
            </text:list-item>
            <text:list-item>
              <text:p text:style-name="P24"><text:a xlink:type="simple" xlink:href="https://www.scipy.org/" text:style-name="Internet_20_link" text:visited-style-name="Visited_20_Internet_20_Link">SciPy</text:a></text:p>
            </text:list-item>
            <text:list-item>
              <text:p text:style-name="P24"><text:a xlink:type="simple" xlink:href="http://biopython.org/" text:style-name="Internet_20_link" text:visited-style-name="Visited_20_Internet_20_Link">Biopython</text:a></text:p>
            </text:list-item>
            <text:list-item>
              <text:p text:style-name="P24"><text:a xlink:type="simple" xlink:href="http://scikit-learn.org/stable/" text:style-name="Internet_20_link" text:visited-style-name="Visited_20_Internet_20_Link">Scikit-learn</text:a></text:p>
            </text:list-item>
          </text:list>
        </text:list-item>
      </text:list>
      <text:p text:style-name="P3">*<text:span text:style-name="T8">To install python packages we recommend to use </text:span><text:a xlink:type="simple" xlink:href="https://pip.pypa.io/en/stable/" text:style-name="Internet_20_link" text:visited-style-name="Visited_20_Internet_20_Link"><text:span text:style-name="T8">pip</text:span></text:a></text:p>
      <text:p text:style-name="P3"/>
      <text:h text:style-name="Heading_20_1" text:outline-level="1"><text:bookmark-start text:name="__RefHeading__224_546753682"/>Setup<text:bookmark-end text:name="__RefHeading__224_546753682"/></text:h>
      <text:list xml:id="list5732211650833718870" text:style-name="L2">
        <text:list-header>
          <text:p text:style-name="P25"/>
        </text:list-header>
        <text:list-item>
          <text:p text:style-name="P25">Install Python 2.7 and the required modules</text:p>
        </text:list-item>
        <text:list-item>
          <text:p text:style-name="P25">Download and extract plncpro.tar.gz from <text:a xlink:type="simple" xlink:href="http://ccbb.jnu.ac.in/plncpro/" text:style-name="Internet_20_link" text:visited-style-name="Visited_20_Internet_20_Link">here</text:a></text:p>
        </text:list-item>
        <text:list-item>
          <text:p text:style-name="P25">Make framefinder executable</text:p>
          <text:list>
            <text:list-item>
              <text:p text:style-name="P25">Go to directory plncpro/lib/estate</text:p>
            </text:list-item>
            <text:list-item>
              <text:p text:style-name="P25"><text:span text:style-name="T9">Run</text:span> sudo make</text:p>
            </text:list-item>
            <text:list-item>
              <text:p text:style-name="P26">Copy/<text:span text:style-name="T10">Move</text:span> framefinder<text:span text:style-name="T9"> </text:span>executable <text:span text:style-name="T9">from </text:span>plncpro/lib/estate/<text:span text:style-name="T9">bin</text:span> to plncpro/lib/framefinder</text:p>
            </text:list-item>
          </text:list>
        </text:list-item>
        <text:list-item>
          <text:p text:style-name="P25">Put the blast binaries in folder plncpro/lib/blast/bin</text:p>
        </text:list-item>
        <text:list-item>
          <text:p text:style-name="P27">Create a protein database <text:span text:style-name="T11">using makeblastdb command</text:span> to be used with blastx (swissprot recommended). <text:span text:style-name="T12">e.g.:</text:span></text:p>
          <text:list>
            <text:list-header>
              <text:p text:style-name="P29">makeblastdb -in input_protein_file -title dbtitle -dbtype prot -out db_name -parse_seqids</text:p>
            </text:list-header>
          </text:list>
        </text:list-item>
        <text:list-item>
          <text:p text:style-name="P25">Run the required program from command line using python “script.py”</text:p>
        </text:list-item>
      </text:list>
      <text:p text:style-name="P4"/>
      <text:h text:style-name="Heading_20_1" text:outline-level="1"><text:soft-page-break/></text:h>
      <text:h text:style-name="Heading_20_1" text:outline-level="1"/>
      <text:h text:style-name="Heading_20_1" text:outline-level="1"><text:bookmark-start text:name="__RefHeading__226_546753682"/>Usage and examples<text:bookmark-end text:name="__RefHeading__226_546753682"/></text:h>
      <text:p text:style-name="P4"/>
      <text:list xml:id="list6517738000250497278" text:style-name="L3">
        <text:list-item>
          <text:p text:style-name="P30">prediction.py: To label lncRNAs and mRNAs. This file reads an input</text:p>
          <text:p text:style-name="P30">file containing sequences and then classifies the sequences as coding or</text:p>
          <text:p text:style-name="P30">non-coding. It uses a model generated by build.py to make classifications.</text:p>
          <text:p text:style-name="P30">It outputs a file containing class label and class probabilities for each</text:p>
          <text:p text:style-name="P30">sequence.</text:p>
        </text:list-item>
      </text:list>
      <text:p text:style-name="P4"/>
      <text:p text:style-name="P4"><text:tab/></text:p>
      <text:p text:style-name="P4"><text:tab/><text:tab/>Usage: python prediction.py -i input_fasta_file -o output_directory -p</text:p>
      <text:p text:style-name="P4"><text:tab/><text:tab/>output_file_name -t number_of_threads -d path_to_blastdb -m</text:p>
      <text:p text:style-name="P4"><text:tab/><text:tab/>model_file</text:p>
      <text:p text:style-name="P4"/>
      <text:p text:style-name="P4"><text:tab/>Parameters:</text:p>
      <text:p text:style-name="P4"><text:tab/>-p,--prediction_out <text:tab/>output file name</text:p>
      <text:p text:style-name="P4"><text:tab/>-i,--infile<text:tab/><text:tab/><text:tab/>input sequence file</text:p>
      <text:p text:style-name="P4"><text:tab/>-m,--model<text:tab/><text:tab/><text:tab/>model file</text:p>
      <text:p text:style-name="P4"><text:tab/>-o,--outdir<text:tab/><text:tab/><text:tab/>output directory name</text:p>
      <text:p text:style-name="P4"><text:tab/>-d,--db<text:tab/><text:tab/><text:tab/>path to blast database</text:p>
      <text:p text:style-name="P4"><text:tab/>OPTIONAL</text:p>
      <text:p text:style-name="P4"><text:tab/>-t,--threads<text:tab/><text:tab/><text:tab/>number of threads [default: 4]</text:p>
      <text:p text:style-name="P4"><text:tab/>-l,--labels<text:tab/><text:tab/>path to the files containing labels(it outputs classification <text:tab/>accuracy)</text:p>
      <text:p text:style-name="P4"><text:tab/>-r,--remove_temp<text:tab/><text:tab/>clean up intermediate files</text:p>
      <text:p text:style-name="P4"><text:tab/>-v,--verbose<text:tab/><text:tab/><text:tab/>show more messages on screen</text:p>
      <text:p text:style-name="P4"><text:tab/>--min_len<text:tab/><text:tab/><text:tab/>specifiy min_length to filter input files</text:p>
      <text:p text:style-name="P4"><text:tab/>--noblast<text:tab/><text:tab/><text:tab/>Don't use blast features</text:p>
      <text:p text:style-name="P4"><text:tab/>-no_ff<text:tab/><text:tab/><text:tab/><text:tab/>Don't use framefinder features</text:p>
      <text:p text:style-name="P4"><text:tab/>--qcov_hsp<text:tab/><text:tab/><text:tab/>specify query coverage parameter for blast<text:tab/>[default:30]<text:tab/></text:p>
      <text:p text:style-name="P4"><text:tab/>--blastres<text:tab/><text:tab/><text:tab/>path to blast result for input file</text:p>
      <text:p text:style-name="P4"/>
      <text:p text:style-name="P4"/>
      <text:p text:style-name="Heading">Examples:</text:p>
      <text:p text:style-name="P5"/>
      <text:p text:style-name="P5">$ python prediction.py -i sample_data/test/neg.fa -p pred_res -o sample_preds -m sample_out/sample_model -d lib/blastdb/sprotdb/sprotdb -t 10</text:p>
      <text:p text:style-name="P5"/>
      <text:p text:style-name="P5"><text:soft-page-break/>Above command will label the sequences in the 'neg.fa' file using 10 threads. The output files will be written to the 'sample_preds' directory and 'pred_res' will contain the predicted class with probabilistic score. Each sequence predicted as mRNA will be labelled as 1 and lncRNAs will be labelled as 0.</text:p>
      <text:p text:style-name="P5"/>
      <text:p text:style-name="P5"/>
      <text:p text:style-name="P5"/>
      <text:p text:style-name="P20">2. <text:span text:style-name="T1">build.py</text:span>: used to build model using the given training data (mRNA/lncRNA transcripts). This file reads two labelled datasets containing coding and non-coding transcripts. Then it makes a random forest based classification model and saves the model, which can be used later to predict unknown sequences.</text:p>
      <text:p text:style-name="P6"/>
      <text:p text:style-name="P7"><text:tab/><text:span text:style-name="T2">Usage: python build.py -p mRNAs_fasta -n lncRNAs_fasta -m <text:tab/>output_model_name -t number_of_threads -o output_dir -d <text:tab/>path_to_blast_database</text:span></text:p>
      <text:p text:style-name="P7"/>
      <text:p text:style-name="P8"><text:tab/>Parameters:</text:p>
      <text:p text:style-name="P8"><text:tab/>-p,--pos<text:tab/><text:tab/><text:tab/>mRNA sequence file</text:p>
      <text:p text:style-name="P8"><text:tab/>-n,--neg<text:tab/><text:tab/><text:tab/>lncRNA sequence file</text:p>
      <text:p text:style-name="P8"><text:tab/>-m,--model<text:tab/><text:tab/><text:tab/>output model name</text:p>
      <text:p text:style-name="P8"><text:tab/>-o,--outdir<text:tab/><text:tab/><text:tab/>output directory name</text:p>
      <text:p text:style-name="P8"><text:tab/>-d<text:tab/><text:tab/><text:tab/><text:tab/>path to blast database</text:p>
      <text:p text:style-name="P8"><text:tab/>OPTIONAL</text:p>
      <text:p text:style-name="P8"><text:tab/>-t,--threads<text:tab/><text:tab/><text:tab/>number of threads [default: 4]</text:p>
      <text:p text:style-name="P8"><text:tab/>-k,--num_trees<text:tab/><text:tab/>number of trees [default: 1000]</text:p>
      <text:p text:style-name="P8"><text:tab/>-r,--remove_temp<text:tab/><text:tab/>clean up intermediate files</text:p>
      <text:p text:style-name="P8"><text:tab/>-v,--verbose<text:tab/><text:tab/><text:tab/>show more messages</text:p>
      <text:p text:style-name="P9"><text:tab/>--min_len<text:tab/><text:tab/><text:tab/>specifiy min_length to use for prediction</text:p>
      <text:p text:style-name="P9"><text:tab/>--noblast<text:tab/><text:tab/><text:tab/>Don't use blast features</text:p>
      <text:p text:style-name="P9"><text:tab/>--no_ff<text:tab/><text:tab/><text:tab/>Don't use framefinder features</text:p>
      <text:p text:style-name="P14"><text:tab/>--qcov_hsp<text:tab/><text:tab/><text:tab/>specify query coverage parameter for blast[default:30]</text:p>
      <text:p text:style-name="P9"><text:tab/>--pos_blastres<text:tab/><text:tab/>path to blast result for mRNA input file</text:p>
      <text:p text:style-name="P9"><text:tab/>--neg_blastres<text:tab/><text:tab/>path to blast result for lncRNA input file</text:p>
      <text:p text:style-name="P9"/>
      <text:p text:style-name="P9"/>
      <text:p text:style-name="Heading"><text:tab/>Examples:</text:p>
      <text:p text:style-name="P15"><text:tab/><text:span text:style-name="T5">a.)<text:tab/></text:span>$ python build.py -p sample_data/train/pos.fa -n <text:tab/><text:tab/><text:tab/><text:tab/><text:tab/><text:tab/>sample_data/train/neg.fa -o sample_out -m sample_model -d <text:tab/><text:tab/><text:tab/><text:tab/>lib/blastdb/sprotdb/sprotdb -t 10</text:p>
      <text:p text:style-name="P9"/>
      <text:p text:style-name="P10"><text:tab/><text:span text:style-name="T3">NOTE: This constructs a model using the mRNA sequences in the 'pos.fa' file <text:tab/>and lncRNA in 'neg.fa'. The program outputs the model in the file <text:tab/>'sample_model' in 'sample_out' directory. To use this model for predictions </text:span><text:soft-page-break/><text:span text:style-name="T3"><text:tab/>simply give the path to this model file as the -m,-- model argument in <text:tab/>prediction.py, as below:</text:span></text:p>
      <text:p text:style-name="P10"/>
      <text:p text:style-name="P11"><text:tab/><text:span text:style-name="T4">$ python prediction.py -i test.fa -out prediction_out -p prediction_file -m <text:tab/>sample_out/sample_model -d path_to_blast_db</text:span></text:p>
      <text:p text:style-name="P10"><text:tab/></text:p>
      <text:p text:style-name="P10"/>
      <text:p text:style-name="P12"><text:tab/><text:span text:style-name="T6">b.) <text:tab/>$ python build.py -p sample_data/train/pos.fa -n <text:tab/><text:tab/><text:tab/><text:tab/><text:tab/><text:tab/>sample_data/train/neg.fa -o sample_out -m sample_model -d <text:tab/><text:tab/><text:tab/><text:tab/>lib/blastdb/sprotdb/sprotdb -t 10 --min_len 300</text:span></text:p>
      <text:p text:style-name="P12"/>
      <text:p text:style-name="P13"><text:tab/><text:span text:style-name="T7">Above command will use all sequences from neg.fa and pos.fa having length <text:tab/>greater than or equal to 300 bp for constructing the model.</text:span></text:p>
      <text:p text:style-name="P13"/>
      <text:p text:style-name="P13"/>
      <text:p text:style-name="P13"/>
      <text:p text:style-name="P16">3. <text:tab/>predtoseq.py: used to extract mRNA or lncRNA sequences from PLNCPRO output file. This file reads a prediction output file and extracts sequences from a given class. User can specify class and probability cut-off and extract desired transcript sequences.</text:p>
      <text:p text:style-name="P16"/>
      <text:p text:style-name="P16"/>
      <text:p text:style-name="P16"><text:tab/><text:span text:style-name="T1">usage</text:span>: python predtoseq.py -f fasta_file -o outputfile -p <text:tab/>PLNCPRO_prediction_file -l required_label</text:p>
      <text:p text:style-name="P16"/>
      <text:p text:style-name="P16"/>
      <text:p text:style-name="Heading"><text:tab/>PARAMETERS</text:p>
      <text:p text:style-name="P17"><text:tab/>-f<text:tab/>input fasta file</text:p>
      <text:p text:style-name="P17"><text:tab/>-o<text:tab/>output fasta file name</text:p>
      <text:p text:style-name="P17"><text:tab/>-p<text:tab/>path to file containg predictions by PLNCPRO</text:p>
      <text:p text:style-name="Heading"><text:tab/>OPTIONAL</text:p>
      <text:p text:style-name="P17"><text:tab/>-l<text:tab/>label of the required sequences (0 for lncRNA;1 for mRNA) [default:0]</text:p>
      <text:p text:style-name="P17"><text:tab/>-s<text:tab/>class probability cutoff (extract sequences with probability greater than or equal to s)</text:p>
      <text:p text:style-name="P17"><text:tab/>--min<text:tab/>specifiy min_length of sequences [default:0]</text:p>
      <text:p text:style-name="P17"><text:tab/>--max<text:tab/>specifiy min_length of sequences [default:Inf]</text:p>
      <text:p text:style-name="P17"/>
      <text:p text:style-name="P17"/>
      <text:p text:style-name="P17"/>
      <text:h text:style-name="Heading_20_1" text:outline-level="1"/>
      <text:p text:style-name="Text_20_body"/>
      <text:h text:style-name="P32" text:outline-level="1"><text:bookmark-start text:name="__RefHeading__614_303452458"/><text:soft-page-break/>How to interpret output<text:bookmark-end text:name="__RefHeading__614_303452458"/></text:h>
      <text:p text:style-name="P22"/>
      <text:p text:style-name="P23">COMING SOON...<text:span text:style-name="T13">(I am working on it, seriously)</text:span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Heading_20_1" text:outline-level="1"><text:bookmark-start text:name="__RefHeading__228_546753682"/><text:soft-page-break/>Description of files<text:bookmark-end text:name="__RefHeading__228_546753682"/></text:h>
      <text:p text:style-name="P18"><text:tab/>a. build.py: this file reads two labelled datasets containing</text:p>
      <text:p text:style-name="P18"><text:tab/>coding and non-coding transcripts. Then it makes a random</text:p>
      <text:p text:style-name="P18"><text:tab/>forest based classification model and saves the model, which</text:p>
      <text:p text:style-name="P18"><text:tab/>can be used later to predict unknown sequences.</text:p>
      <text:p text:style-name="P18"/>
      <text:p text:style-name="P18"><text:tab/>b. prediction.py: this file reads an input file containing</text:p>
      <text:p text:style-name="P18"><text:tab/>sequences and then classifies the sequences as coding or</text:p>
      <text:p text:style-name="P18"><text:tab/>non-coding. It uses a model generated by build.py to make</text:p>
      <text:p text:style-name="P18"><text:tab/>classifications. It outputs a file containing class label and</text:p>
      <text:p text:style-name="P18"><text:tab/>class probabilities for each sequence.</text:p>
      <text:p text:style-name="P18"/>
      <text:p text:style-name="P18"><text:tab/>c. predtoseq.py: this file reads a prediction output file and</text:p>
      <text:p text:style-name="P18"><text:tab/>extracts sequences from a given class. User can specify class</text:p>
      <text:p text:style-name="P18"><text:tab/>and probability cut-off and extract desired transcript</text:p>
      <text:p text:style-name="P18"><text:tab/>sequences.</text:p>
      <text:p text:style-name="P18"/>
      <text:p text:style-name="P18"><text:tab/>d. blastparse.py: this file reads output of blastx program, run</text:p>
      <text:p text:style-name="P18"><text:tab/>with “-outfmt '6 qseqid sseqid pident evalue qcovs qcovhsp</text:p>
      <text:p text:style-name="P18"><text:tab/>score bitscore qframe sframe”, and extracts features from it.</text:p>
      <text:p text:style-name="P18"/>
      <text:p text:style-name="P18"><text:tab/>e. extractfeatures.py: this file extracts trimer frequency and</text:p>
      <text:p text:style-name="P18"><text:tab/>lengths from input fasta sequence.</text:p>
      <text:p text:style-name="P18"/>
      <text:p text:style-name="P18"><text:tab/>f. ffparse.py: this file reads output from framefinder and</text:p>
      <text:p text:style-name="P18"><text:tab/>extract features.</text:p>
      <text:p text:style-name="P18"/>
      <text:p text:style-name="P18"><text:tab/>g. mergefeatures.py: this file merges all the features generated</text:p>
      <text:p text:style-name="P18"><text:tab/>from blastpare.py, extractfeatures.py and ffparse.py in to</text:p>
      <text:p text:style-name="P18"><text:tab/>single feature file.</text:p>
      <text:p text:style-name="P18"/>
      <text:p text:style-name="P18"><text:tab/>h. buildmodel.py: this file reads an input file containing</text:p>
      <text:p text:style-name="P18"><text:tab/>features and labels and outputs a random forest classification</text:p>
      <text:p text:style-name="P18"><text:tab/>model</text:p>
      <text:p text:style-name="P18"/>
      <text:p text:style-name="P18"><text:tab/>i. predict.py this file reads an input feature file and predicts its</text:p>
      <text:p text:style-name="P18"><text:tab/>label using a model.</text:p>
      <text:p text:style-name="P18"/>
      <text:p text:style-name="P18"/>
      <text:p text:style-name="P19"/>
      <text:p text:style-name="P19"/>
      <text:p text:style-name="P19"/>
      <text:p text:style-name="P19"/>
      <text:h text:style-name="Heading_20_1" text:outline-level="1"><text:bookmark-start text:name="__RefHeading__652_892027804"/><text:soft-page-break/>Contact<text:bookmark-end text:name="__RefHeading__652_892027804"/></text:h>
      <text:p text:style-name="P19">a. Urminder Singh (urmind13_sit@jnu.ac.in)</text:p>
      <text:p text:style-name="P19">b. Dr. Mukesh Jain (<text:a xlink:type="simple" xlink:href="mailto:mjain@jnu.ac.in" text:style-name="Internet_20_link" text:visited-style-name="Visited_20_Internet_20_Link">mjain@jnu.ac.in</text:a>)</text:p>
      <text:p text:style-name="P19"/>
      <text:p text:style-name="P19"/>
      <text:h text:style-name="Heading_20_1" text:outline-level="1"><text:bookmark-start text:name="__RefHeading__116_546753682"/>Terms of Use<text:bookmark-end text:name="__RefHeading__116_546753682"/></text:h>
      <text:p text:style-name="P21">PLNCPRO is free and open source software published under GNU Public</text:p>
      <text:p text:style-name="P21">License version 3. In no event will SCIS, JNU be liable to you for</text:p>
      <text:p text:style-name="P21">damage, including any general, special, consequential or incidental</text:p>
      <text:p text:style-name="P21">damage arising out of the use, modification or inability to use the</text:p>
      <text:p text:style-name="P21">program (including but not limited to loss of data or data being rendered</text:p>
      <text:p text:style-name="P21">inaccurate or losses sustained by you or third parties or a failure of the</text:p>
      <text:p text:style-name="P21">program to operate with any other programs).</text:p>
      <text:p text:style-name="P21"/>
      <text:p text:style-name="P21">THIS PACKAGE IS PROVIDED “AS IS” AND WITHOUT</text:p>
      <text:p text:style-name="P21">WARRANTY OF ANY KIND, EITHER EXPRESSED OR IMPLIED,</text:p>
      <text:p text:style-name="P21">INCLUDING, BUT NOT LIMITED TO, THE IMPLIED</text:p>
      <text:p text:style-name="P21">WARRANTIES OF MERCHANTIBILITY AND FITNESS FOR A</text:p>
      <text:p text:style-name="P21">PARTICULAR PURPOSE.</text:p>
      <text:p text:style-name="P21"/>
      <text:p text:style-name="P21">Use of this software is taken as an agreement to these terms of us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ingh </meta:initial-creator>
    <meta:creation-date>2017-07-25T16:51:36.092136096</meta:creation-date>
    <dc:date>2018-02-08T16:14:32.303505763</dc:date>
    <dc:creator>usingh </dc:creator>
    <meta:editing-duration>PT1H11M56S</meta:editing-duration>
    <meta:editing-cycles>56</meta:editing-cycles>
    <meta:generator>LibreOffice/4.3.3.2$Linux_X86_64 LibreOffice_project/430m0$Build-2</meta:generator>
    <meta:document-statistic meta:table-count="0" meta:image-count="0" meta:object-count="0" meta:page-count="8" meta:paragraph-count="150" meta:word-count="1150" meta:character-count="7707" meta:non-whitespace-character-count="6587"/>
  </office:meta>
</office:document-meta>
</file>